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none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olidLine" style:list-style-name="L1">
      <style:graphic-properties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olidLine" style:list-style-name="L1">
      <style:graphic-properties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olidLine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olidLine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" style:family="graphic" style:parent-style-name="standard" style:list-style-name="L1">
      <style:graphic-properties draw:stroke="none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8pt" style:language-asian="zxx" style:country-asian="none" style:font-style-asian="normal" style:font-weight-asian="bold" style:font-family-complex="'DejaVu Sans'" style:font-family-generic-complex="system" style:font-pitch-complex="variable" style:font-size-complex="8pt" style:language-complex="zxx" style:country-complex="none" style:font-style-complex="normal" style:font-weight-complex="bold" style:text-emphasize="none" style:text-scale="100%" style:font-relief="none" fo:hyphenate="false"/>
    </style:style>
    <style:style style:name="T1" style:family="text">
      <style:text-properties fo:font-family="Helvetica" style:font-family-generic="swiss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Helvetica" style:font-family-generic="swiss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625cm" svg:height="0.556cm" svg:x="17.375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25cm" svg:height="0.556cm" svg:x="17.25cm" svg:y="16.1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25cm" svg:height="0.555cm" svg:x="17.125cm" svg:y="16.2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25cm" svg:height="0.556cm" svg:x="17cm" svg:y="16.4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3" draw:layer="layout" svg:width="3.059cm" svg:height="0.692cm" svg:x="16.152cm" svg:y="15.408cm">
            <draw:text-box>
              <text:p text:style-name="P2"><text:span text:style-name="T1">SystemC design</text:span></text:p>
            </draw:text-box>
          </draw:frame>
        </draw:g>
        <draw:g>
          <draw:g>
            <draw:custom-shape draw:style-name="gr1" draw:text-style-name="P1" draw:layer="layout" svg:width="0.625cm" svg:height="0.556cm" svg:x="24.085cm" svg:y="16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25cm" svg:height="0.556cm" svg:x="23.96cm" svg:y="16.51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25cm" svg:height="0.555cm" svg:x="23.835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25cm" svg:height="0.556cm" svg:x="23.71cm" svg:y="16.8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3" draw:layer="layout" svg:width="1.438cm" svg:height="0.692cm" svg:x="23.562cm" svg:y="15.808cm">
            <draw:text-box>
              <text:p text:style-name="P2"><text:span text:style-name="T1">VHDL</text:span></text:p>
            </draw:text-box>
          </draw:frame>
        </draw:g>
        <draw:custom-shape draw:style-name="gr3" draw:text-style-name="P1" draw:layer="layout" svg:width="4cm" svg:height="2cm" svg:x="19cm" svg:y="15.5cm">
          <text:p text:style-name="P1"><text:span text:style-name="T2"><text:s/></text:span><text:span text:style-name="T2">SystemC synthesis</text:span></text:p>
          <text:p text:style-name="P1"><text:span text:style-name="T2">(Agility)</text:span></text:p>
          <draw:enhanced-geometry svg:viewBox="0 0 21600 21600" draw:text-areas="0 ?f0 ?f5 ?f2" draw:type="right-arrow" draw:modifiers="16110.0199955565 5019.490254872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cm" svg:height="2cm" svg:x="22.7cm" svg:y="17.8cm">
          <text:p text:style-name="P1"><text:span text:style-name="T2">Logic</text:span></text:p>
          <text:p text:style-name="P1"><text:span text:style-name="T2">synthesis</text:span></text:p>
          <text:p text:style-name="P1"><text:span text:style-name="T2">(ISE)</text:span></text:p>
          <draw:enhanced-geometry svg:viewBox="0 0 21600 21600" draw:text-areas="?f0 0 ?f2 ?f5" draw:type="down-arrow" draw:modifiers="13554.7557840617 4892.544987146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" draw:text-style-name="P4" draw:layer="layout" svg:width="2.487cm" svg:height="0.692cm" svg:x="23.187cm" svg:y="20.108cm">
            <draw:text-box>
              <text:p text:style-name="P4"><text:span text:style-name="T1">Digital circuit</text:span></text:p>
            </draw:text-box>
          </draw:frame>
          <draw:g>
            <draw:custom-shape draw:name="Nand" draw:style-name="gr5" draw:text-style-name="P4" draw:id="id1" draw:layer="layout" svg:width="1.157cm" svg:height="0.764cm" svg:x="22.7cm" svg:y="20.7cm">
              <draw:glue-point draw:id="4" svg:x="-5cm" svg:y="-2.546cm" draw:escape-direction="left"/>
              <draw:glue-point draw:id="5" svg:x="-5cm" svg:y="2.547cm" draw:escape-direction="left"/>
              <text:p/>
              <draw:enhanced-geometry svg:viewBox="0 0 5000 2536" draw:text-areas="0 2836 5000 2936" draw:type="NonPrimitive" draw:enhanced-path="M 0 622 L 861 622 M 0 1914 L 861 1914 M 2775 0 L 861 0 861 2536 2775 2536 U 2775 1268 1268 1268 270 90 F N U 4234 1268 191 191 0 360 F N M 4426 1268 L 5000 1268 F N"/>
            </draw:custom-shape>
            <draw:custom-shape draw:name="Nor" draw:style-name="gr6" draw:text-style-name="P4" draw:id="id2" draw:layer="layout" svg:width="1.157cm" svg:height="0.764cm" svg:x="23.968cm" svg:y="21.436cm">
              <draw:glue-point draw:id="4" svg:x="-5cm" svg:y="-2.546cm" draw:escape-direction="left"/>
              <draw:glue-point draw:id="5" svg:x="-5cm" svg:y="2.547cm" draw:escape-direction="left"/>
              <text:p/>
    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    </draw:custom-shape>
            <draw:connector draw:style-name="gr7" draw:text-style-name="P4" draw:layer="layout" svg:x1="23.857cm" svg:y1="21.082cm" svg:x2="23.968cm" svg:y2="21.624cm" draw:start-shape="id1" draw:start-glue-point="1" draw:end-shape="id2" draw:end-glue-point="4" svg:d="m23857 21082h55v542h56">
              <text:p/>
            </draw:connector>
            <draw:connector draw:style-name="gr8" draw:text-style-name="P4" draw:layer="layout" svg:x1="23.968cm" svg:y1="22.012cm" svg:x2="22.818cm" svg:y2="22.003cm" draw:start-shape="id2" draw:start-glue-point="5" svg:d="m23968 22012h-851v-9h-299">
              <text:p/>
            </draw:connector>
            <draw:connector draw:style-name="gr9" draw:text-style-name="P4" draw:layer="layout" svg:x1="25.125cm" svg:y1="21.818cm" svg:x2="25.417cm" svg:y2="21.812cm" draw:start-shape="id2" draw:start-glue-point="1" svg:d="m25125 21818h551v-6h-259">
              <text:p/>
            </draw:connector>
          </draw:g>
        </draw:g>
        <draw:custom-shape draw:style-name="gr3" draw:text-style-name="P1" draw:layer="layout" svg:width="3.5cm" svg:height="2cm" svg:x="18.8cm" svg:y="20.4cm">
          <text:p text:style-name="P1"><text:span text:style-name="T2">Place and route</text:span></text:p>
          <text:p text:style-name="P1"><text:span text:style-name="T2">(ISE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5cm" svg:height="1.5cm" svg:x="16cm" svg:y="20.692cm">
          <text:p/>
          <draw:enhanced-geometry svg:viewBox="0 0 21600 21600" draw:type="rectangle" draw:enhanced-path="M 0 0 L 21600 0 21600 21600 0 21600 0 0 Z N"/>
        </draw:custom-shape>
        <draw:g>
          <draw:custom-shape draw:name="Nand" draw:style-name="gr10" draw:text-style-name="P4" draw:id="id3" draw:layer="layout" svg:width="0.728cm" svg:height="0.558cm" svg:x="16.1cm" svg:y="20.996cm">
            <draw:glue-point draw:id="4" svg:x="-5cm" svg:y="-2.546cm" draw:escape-direction="left"/>
            <draw:glue-point draw:id="5" svg:x="-5cm" svg:y="2.547cm" draw:escape-direction="left"/>
            <text:p text:style-name="P4"/>
            <draw:enhanced-geometry svg:viewBox="0 0 5000 2536" draw:text-areas="0 2836 5000 2936" draw:mirror-horizontal="false" draw:mirror-vertical="false" draw:type="NonPrimitive" draw:enhanced-path="M 0 622 L 861 622 M 0 1914 L 861 1914 M 2775 0 L 861 0 861 2536 2775 2536 U 2775 1268 1268 1268 270 90 F N U 4234 1268 191 191 0 360 F N M 4426 1268 L 5000 1268 F N"/>
          </draw:custom-shape>
          <draw:custom-shape draw:name="Nor" draw:style-name="gr11" draw:text-style-name="P4" draw:id="id4" draw:layer="layout" svg:width="0.728cm" svg:height="0.558cm" svg:x="16.898cm" svg:y="21.534cm">
            <draw:glue-point draw:id="4" svg:x="-5cm" svg:y="-2.546cm" draw:escape-direction="left"/>
            <draw:glue-point draw:id="5" svg:x="-5cm" svg:y="2.547cm" draw:escape-direction="left"/>
            <text:p text:style-name="P4"/>
            <draw:enhanced-geometry svg:viewBox="0 0 5000 2536" draw:text-areas="0 2836 5000 2936" draw:mirror-horizontal="false" draw:mirror-vertical="false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  </draw:custom-shape>
          <draw:connector draw:style-name="gr12" draw:text-style-name="P4" draw:layer="layout" svg:x1="16.828cm" svg:y1="21.275cm" svg:x2="16.898cm" svg:y2="21.671cm" draw:start-shape="id3" draw:start-glue-point="1" draw:end-shape="id4" draw:end-glue-point="4" svg:d="m16828 21275h36v396h34">
            <text:p/>
          </draw:connector>
          <draw:connector draw:style-name="gr13" draw:text-style-name="P4" draw:layer="layout" svg:x1="16.898cm" svg:y1="21.955cm" svg:x2="16.174cm" svg:y2="21.948cm" draw:start-shape="id4" draw:start-glue-point="5" svg:d="m16898 21955h-612v-7h-112">
            <text:p/>
          </draw:connector>
          <draw:connector draw:style-name="gr14" draw:text-style-name="P4" draw:layer="layout" svg:x1="17.626cm" svg:y1="21.813cm" svg:x2="17.809cm" svg:y2="21.809cm" draw:start-shape="id4" draw:start-glue-point="1" svg:d="m17626 21813h501v-4h-318">
            <text:p/>
          </draw:connector>
        </draw:g>
        <draw:frame draw:style-name="gr15" draw:text-style-name="P4" draw:layer="layout" svg:width="3.194cm" svg:height="1.133cm" svg:x="15.8cm" svg:y="19.5cm">
          <draw:text-box>
            <text:p text:style-name="P4"><text:span text:style-name="T1">Place-and-routed</text:span></text:p>
            <text:p text:style-name="P5"><text:span text:style-name="T1">circuit</text:span></text:p>
          </draw:text-box>
        </draw:frame>
        <draw:frame draw:style-name="gr16" draw:text-style-name="P6" draw:layer="layout" svg:width="1.289cm" svg:height="0.619cm" svg:x="17.3cm" svg:y="20.681cm">
          <draw:text-box>
            <text:p text:style-name="P6"><text:span text:style-name="T3">FPG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1-10-18T01:00:45</dc:date>
    <meta:editing-duration>PT02H44M54S</meta:editing-duration>
    <meta:editing-cycles>30</meta:editing-cycles>
    <meta:generator>OpenOffice.org/3.0$Linux OpenOffice.org_project/300m15$Build-9379</meta:gener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